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justify" fo:line-height="150%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text-align="justify" fo:line-height="150%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text-align="justify" fo:margin-top="0.2083in" fo:margin-bottom="0.2083in"/>
      <style:text-properties style:font-name="Times New Roman" style:font-name-asian="Times New Roman" style:font-name-complex="Times New Roman"/>
    </style:style>
    <style:style style:name="P8" style:parent-style-name="Обычный" style:family="paragraph">
      <style:paragraph-properties fo:text-align="justify" fo:margin-top="0.2083in" fo:margin-bottom="0.2083in"/>
      <style:text-properties style:font-name="Times New Roman" style:font-name-asian="Times New Roman" style:font-name-complex="Times New Roman"/>
    </style:style>
    <style:style style:name="P9" style:parent-style-name="Обычный" style:family="paragraph">
      <style:paragraph-properties fo:text-align="justify"/>
    </style:style>
    <style:style style:name="T10" style:parent-style-name="Основнойшрифтабзаца" style:family="text">
      <style:text-properties style:font-name="Consolas" style:font-name-asian="Consolas" style:font-name-complex="Consolas"/>
    </style:style>
    <style:style style:name="T11" style:parent-style-name="Основнойшрифтабзаца" style:family="text">
      <style:text-properties style:font-name="Consolas" style:font-name-asian="Consolas" style:font-name-complex="Consolas"/>
    </style:style>
    <style:style style:name="T12" style:parent-style-name="Основнойшрифтабзаца" style:family="text">
      <style:text-properties style:font-name="Consolas" style:font-name-asian="Consolas" style:font-name-complex="Consolas"/>
    </style:style>
    <style:style style:name="T13" style:parent-style-name="Основнойшрифтабзаца" style:family="text">
      <style:text-properties style:font-name="Consolas" style:font-name-asian="Consolas" style:font-name-complex="Consolas"/>
    </style:style>
    <style:style style:name="T14" style:parent-style-name="Основнойшрифтабзаца" style:family="text">
      <style:text-properties style:font-name="Consolas" style:font-name-asian="Consolas" style:font-name-complex="Consolas"/>
    </style:style>
    <style:style style:name="T15" style:parent-style-name="Основнойшрифтабзаца" style:family="text">
      <style:text-properties style:font-name="Consolas" style:font-name-asian="Consolas" style:font-name-complex="Consolas"/>
    </style:style>
    <style:style style:name="T16" style:parent-style-name="Основнойшрифтабзаца" style:family="text">
      <style:text-properties style:font-name="Consolas" style:font-name-asian="Consolas" style:font-name-complex="Consolas"/>
    </style:style>
    <style:style style:name="T17" style:parent-style-name="Основнойшрифтабзаца" style:family="text">
      <style:text-properties style:font-name="Consolas" style:font-name-asian="Consolas" style:font-name-complex="Consolas"/>
    </style:style>
    <style:style style:name="T18" style:parent-style-name="Основнойшрифтабзаца" style:family="text">
      <style:text-properties style:font-name="Consolas" style:font-name-asian="Consolas" style:font-name-complex="Consolas"/>
    </style:style>
    <style:style style:name="T19" style:parent-style-name="Основнойшрифтабзаца" style:family="text">
      <style:text-properties style:font-name="Consolas" style:font-name-asian="Consolas" style:font-name-complex="Consolas"/>
    </style:style>
    <style:style style:name="T20" style:parent-style-name="Основнойшрифтабзаца" style:family="text">
      <style:text-properties style:font-name="Consolas" style:font-name-asian="Consolas" style:font-name-complex="Consolas"/>
    </style:style>
    <style:style style:name="T21" style:parent-style-name="Основнойшрифтабзаца" style:family="text">
      <style:text-properties style:font-name="Consolas" style:font-name-asian="Consolas" style:font-name-complex="Consolas"/>
    </style:style>
    <style:style style:name="T22" style:parent-style-name="Основнойшрифтабзаца" style:family="text">
      <style:text-properties style:font-name="Consolas" style:font-name-asian="Consolas" style:font-name-complex="Consolas"/>
    </style:style>
    <style:style style:name="T23" style:parent-style-name="Основнойшрифтабзаца" style:family="text">
      <style:text-properties style:font-name="Consolas" style:font-name-asian="Consolas" style:font-name-complex="Consolas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5" style:parent-style-name="Обычный" style:family="paragraph">
      <style:paragraph-properties fo:text-align="justify" fo:margin-top="0.2083in" fo:margin-bottom="0.2083in"/>
      <style:text-properties style:font-name="Times New Roman" style:font-name-asian="Times New Roman" style:font-name-complex="Times New Roman"/>
    </style:style>
    <style:style style:name="P26" style:parent-style-name="Обычный" style:family="paragraph">
      <style:paragraph-properties fo:text-align="justify"/>
    </style:style>
    <style:style style:name="T27" style:parent-style-name="Основнойшрифтабзаца" style:family="text">
      <style:text-properties style:font-name="Consolas" style:font-name-asian="Consolas" style:font-name-complex="Consolas"/>
    </style:style>
    <style:style style:name="T28" style:parent-style-name="Основнойшрифтабзаца" style:family="text">
      <style:text-properties style:font-name="Consolas" style:font-name-asian="Consolas" style:font-name-complex="Consolas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30" style:parent-style-name="Обычный" style:family="paragraph">
      <style:paragraph-properties fo:text-align="justify" fo:margin-top="0.2083in" fo:margin-bottom="0.2083in"/>
      <style:text-properties style:font-name="Times New Roman" style:font-name-asian="Times New Roman" style:font-name-complex="Times New Roman"/>
    </style:style>
    <style:style style:name="P31" style:parent-style-name="Обычный" style:family="paragraph">
      <style:paragraph-properties fo:text-align="justify"/>
    </style:style>
    <style:style style:name="T32" style:parent-style-name="Основнойшрифтабзаца" style:family="text">
      <style:text-properties style:font-name="Consolas" style:font-name-asian="Consolas" style:font-name-complex="Consolas"/>
    </style:style>
    <style:style style:name="T33" style:parent-style-name="Основнойшрифтабзаца" style:family="text">
      <style:text-properties style:font-name="Consolas" style:font-name-asian="Consolas" style:font-name-complex="Consolas"/>
    </style:style>
    <style:style style:name="T34" style:parent-style-name="Основнойшрифтабзаца" style:family="text">
      <style:text-properties style:font-name="Consolas" style:font-name-asian="Consolas" style:font-name-complex="Consolas"/>
    </style:style>
    <style:style style:name="T35" style:parent-style-name="Основнойшрифтабзаца" style:family="text">
      <style:text-properties style:font-name="Consolas" style:font-name-asian="Consolas" style:font-name-complex="Consolas"/>
    </style:style>
    <style:style style:name="T36" style:parent-style-name="Основнойшрифтабзаца" style:family="text">
      <style:text-properties style:font-name="Consolas" style:font-name-asian="Consolas" style:font-name-complex="Consolas"/>
    </style:style>
    <style:style style:name="T37" style:parent-style-name="Основнойшрифтабзаца" style:family="text">
      <style:text-properties style:font-name="Consolas" style:font-name-asian="Consolas" style:font-name-complex="Consolas"/>
    </style:style>
    <style:style style:name="T38" style:parent-style-name="Основнойшрифтабзаца" style:family="text">
      <style:text-properties style:font-name="Consolas" style:font-name-asian="Consolas" style:font-name-complex="Consolas"/>
    </style:style>
    <style:style style:name="T39" style:parent-style-name="Основнойшрифтабзаца" style:family="text">
      <style:text-properties style:font-name="Consolas" style:font-name-asian="Consolas" style:font-name-complex="Consolas"/>
    </style:style>
    <style:style style:name="T40" style:parent-style-name="Основнойшрифтабзаца" style:family="text">
      <style:text-properties style:font-name="Consolas" style:font-name-asian="Consolas" style:font-name-complex="Consolas"/>
    </style:style>
    <style:style style:name="T41" style:parent-style-name="Основнойшрифтабзаца" style:family="text">
      <style:text-properties style:font-name="Consolas" style:font-name-asian="Consolas" style:font-name-complex="Consolas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43" style:parent-style-name="Обычный" style:family="paragraph">
      <style:paragraph-properties fo:text-align="justify" fo:margin-top="0.2083in" fo:margin-bottom="0.2083in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49" style:parent-style-name="Обычный" style:family="paragraph">
      <style:paragraph-properties fo:text-align="justify" fo:line-height="150%"/>
    </style:style>
    <style:style style:name="T50" style:parent-style-name="Основнойшрифтабзаца" style:family="text">
      <style:text-properties style:font-name="Consolas" style:font-name-asian="Consolas" style:font-name-complex="Consolas"/>
    </style:style>
    <style:style style:name="T51" style:parent-style-name="Основнойшрифтабзаца" style:family="text">
      <style:text-properties style:font-name="Consolas" style:font-name-asian="Consolas" style:font-name-complex="Consolas"/>
    </style:style>
    <style:style style:name="T52" style:parent-style-name="Основнойшрифтабзаца" style:family="text">
      <style:text-properties style:font-name="Consolas" style:font-name-asian="Consolas" style:font-name-complex="Consolas"/>
    </style:style>
    <style:style style:name="T53" style:parent-style-name="Основнойшрифтабзаца" style:family="text">
      <style:text-properties style:font-name="Consolas" style:font-name-asian="Consolas" style:font-name-complex="Consolas"/>
    </style:style>
    <style:style style:name="T54" style:parent-style-name="Основнойшрифтабзаца" style:family="text">
      <style:text-properties style:font-name="Consolas" style:font-name-asian="Consolas" style:font-name-complex="Consolas"/>
    </style:style>
    <style:style style:name="T55" style:parent-style-name="Основнойшрифтабзаца" style:family="text">
      <style:text-properties style:font-name="Consolas" style:font-name-asian="Consolas" style:font-name-complex="Consolas"/>
    </style:style>
    <style:style style:name="T56" style:parent-style-name="Основнойшрифтабзаца" style:family="text">
      <style:text-properties style:font-name="Consolas" style:font-name-asian="Consolas" style:font-name-complex="Consolas"/>
    </style:style>
    <style:style style:name="T57" style:parent-style-name="Основнойшрифтабзаца" style:family="text">
      <style:text-properties style:font-name="Consolas" style:font-name-asian="Consolas" style:font-name-complex="Consolas"/>
    </style:style>
    <style:style style:name="T58" style:parent-style-name="Основнойшрифтабзаца" style:family="text">
      <style:text-properties style:font-name="Consolas" style:font-name-asian="Consolas" style:font-name-complex="Consolas"/>
    </style:style>
    <style:style style:name="T59" style:parent-style-name="Основнойшрифтабзаца" style:family="text">
      <style:text-properties style:font-name="Consolas" style:font-name-asian="Consolas" style:font-name-complex="Consolas"/>
    </style:style>
    <style:style style:name="T60" style:parent-style-name="Основнойшрифтабзаца" style:family="text">
      <style:text-properties style:font-name="Consolas" style:font-name-asian="Consolas" style:font-name-complex="Consolas"/>
    </style:style>
    <style:style style:name="T61" style:parent-style-name="Основнойшрифтабзаца" style:family="text">
      <style:text-properties style:font-name="Consolas" style:font-name-asian="Consolas" style:font-name-complex="Consolas"/>
    </style:style>
    <style:style style:name="T62" style:parent-style-name="Основнойшрифтабзаца" style:family="text">
      <style:text-properties style:font-name="Consolas" style:font-name-asian="Consolas" style:font-name-complex="Consolas"/>
    </style:style>
    <style:style style:name="P63" style:parent-style-name="Обычный" style:family="paragraph">
      <style:paragraph-properties fo:text-align="justify" fo:line-height="150%"/>
      <style:text-properties style:font-name="Consolas" style:font-name-asian="Consolas" style:font-name-complex="Consolas"/>
    </style:style>
    <style:style style:name="P64" style:parent-style-name="Обычный" style:family="paragraph">
      <style:paragraph-properties fo:text-align="justify" fo:line-height="150%"/>
      <style:text-properties style:font-name="Consolas" style:font-name-asian="Consolas" style:font-name-complex="Consolas"/>
    </style:style>
    <style:style style:name="P65" style:parent-style-name="Обычный" style:family="paragraph">
      <style:paragraph-properties fo:text-align="justify" fo:line-height="150%"/>
      <style:text-properties style:font-name="Consolas" style:font-name-asian="Consolas" style:font-name-complex="Consolas"/>
    </style:style>
    <style:style style:name="P66" style:parent-style-name="Обычный" style:family="paragraph">
      <style:paragraph-properties fo:text-align="justify" fo:line-height="150%"/>
      <style:text-properties style:font-name="Consolas" style:font-name-asian="Consolas" style:font-name-complex="Consolas"/>
    </style:style>
    <style:style style:name="P67" style:parent-style-name="Обычный" style:family="paragraph">
      <style:paragraph-properties fo:text-align="justify" fo:line-height="150%"/>
      <style:text-properties style:font-name="Consolas" style:font-name-asian="Consolas" style:font-name-complex="Consolas"/>
    </style:style>
    <style:style style:name="P68" style:parent-style-name="Обычный" style:family="paragraph">
      <style:paragraph-properties fo:text-align="justify" fo:line-height="150%"/>
      <style:text-properties style:font-name="Consolas" style:font-name-asian="Consolas" style:font-name-complex="Consolas"/>
    </style:style>
    <style:style style:name="P69" style:parent-style-name="Обычный" style:family="paragraph">
      <style:paragraph-properties fo:text-align="justify" fo:line-height="150%"/>
      <style:text-properties style:font-name="Consolas" style:font-name-asian="Consolas" style:font-name-complex="Consolas"/>
    </style:style>
    <style:style style:name="P70" style:parent-style-name="Обычный" style:family="paragraph">
      <style:paragraph-properties fo:text-align="justify" fo:line-height="150%"/>
    </style:style>
    <style:style style:name="T71" style:parent-style-name="Основнойшрифтабзаца" style:family="text">
      <style:text-properties style:font-name="Consolas" style:font-name-asian="Consolas" style:font-name-complex="Consolas"/>
    </style:style>
    <style:style style:name="P72" style:parent-style-name="Обычный" style:family="paragraph">
      <style:paragraph-properties fo:text-align="justify" fo:margin-top="0.2083in" fo:margin-bottom="0.2083in"/>
      <style:text-properties style:font-name="Consolas" style:font-name-asian="Consolas" style:font-name-complex="Consolas"/>
    </style:style>
    <style:style style:name="P73" style:parent-style-name="Обычный" style:family="paragraph">
      <style:paragraph-properties fo:text-align="justify" fo:margin-top="0.2083in" fo:margin-bottom="0.2083in"/>
    </style:style>
    <style:style style:name="T74" style:parent-style-name="Основнойшрифтабзаца" style:family="text">
      <style:text-properties style:font-name="Consolas" style:font-name-asian="Consolas" style:font-name-complex="Consolas"/>
    </style:style>
    <style:style style:name="T75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76" style:parent-style-name="Основнойшрифтабзаца" style:family="text">
      <style:text-properties style:font-name="Consolas" style:font-name-asian="Consolas" style:font-name-complex="Consolas"/>
    </style:style>
    <style:style style:name="P77" style:parent-style-name="Обычный" style:family="paragraph">
      <style:paragraph-properties fo:text-align="justify"/>
    </style:style>
    <style:style style:name="T78" style:parent-style-name="Основнойшрифтабзаца" style:family="text">
      <style:text-properties style:font-name="Consolas" style:font-name-asian="Consolas" style:font-name-complex="Consolas"/>
    </style:style>
    <style:style style:name="T79" style:parent-style-name="Основнойшрифтабзаца" style:family="text">
      <style:text-properties style:font-name="Consolas" style:font-name-asian="Consolas" style:font-name-complex="Consolas"/>
    </style:style>
    <style:style style:name="T80" style:parent-style-name="Основнойшрифтабзаца" style:family="text">
      <style:text-properties style:font-name="Consolas" style:font-name-asian="Consolas" style:font-name-complex="Consolas"/>
    </style:style>
    <style:style style:name="T81" style:parent-style-name="Основнойшрифтабзаца" style:family="text">
      <style:text-properties style:font-name="Consolas" style:font-name-asian="Consolas" style:font-name-complex="Consolas"/>
    </style:style>
    <style:style style:name="T82" style:parent-style-name="Основнойшрифтабзаца" style:family="text">
      <style:text-properties style:font-name="Consolas" style:font-name-asian="Consolas" style:font-name-complex="Consolas"/>
    </style:style>
    <style:style style:name="T83" style:parent-style-name="Основнойшрифтабзаца" style:family="text">
      <style:text-properties style:font-name="Consolas" style:font-name-asian="Consolas" style:font-name-complex="Consolas"/>
    </style:style>
    <style:style style:name="T84" style:parent-style-name="Основнойшрифтабзаца" style:family="text">
      <style:text-properties style:font-name="Consolas" style:font-name-asian="Consolas" style:font-name-complex="Consolas"/>
    </style:style>
    <style:style style:name="T85" style:parent-style-name="Основнойшрифтабзаца" style:family="text">
      <style:text-properties style:font-name="Consolas" style:font-name-asian="Consolas" style:font-name-complex="Consolas"/>
    </style:style>
    <style:style style:name="T86" style:parent-style-name="Основнойшрифтабзаца" style:family="text">
      <style:text-properties style:font-name="Consolas" style:font-name-asian="Consolas" style:font-name-complex="Consolas"/>
    </style:style>
    <style:style style:name="T87" style:parent-style-name="Основнойшрифтабзаца" style:family="text">
      <style:text-properties style:font-name="Consolas" style:font-name-asian="Consolas" style:font-name-complex="Consolas"/>
    </style:style>
    <style:style style:name="T88" style:parent-style-name="Основнойшрифтабзаца" style:family="text">
      <style:text-properties style:font-name="Consolas" style:font-name-asian="Consolas" style:font-name-complex="Consolas"/>
    </style:style>
    <style:style style:name="T89" style:parent-style-name="Основнойшрифтабзаца" style:family="text">
      <style:text-properties style:font-name="Consolas" style:font-name-asian="Consolas" style:font-name-complex="Consolas"/>
    </style:style>
    <style:style style:name="T90" style:parent-style-name="Основнойшрифтабзаца" style:family="text">
      <style:text-properties style:font-name="Consolas" style:font-name-asian="Consolas" style:font-name-complex="Consolas"/>
    </style:style>
    <style:style style:name="T91" style:parent-style-name="Основнойшрифтабзаца" style:family="text">
      <style:text-properties style:font-name="Consolas" style:font-name-asian="Consolas" style:font-name-complex="Consolas"/>
    </style:style>
    <style:style style:name="T92" style:parent-style-name="Основнойшрифтабзаца" style:family="text">
      <style:text-properties style:font-name="Consolas" style:font-name-asian="Consolas" style:font-name-complex="Consolas"/>
    </style:style>
    <style:style style:name="T93" style:parent-style-name="Основнойшрифтабзаца" style:family="text">
      <style:text-properties style:font-name="Consolas" style:font-name-asian="Consolas" style:font-name-complex="Consolas"/>
    </style:style>
    <style:style style:name="T94" style:parent-style-name="Основнойшрифтабзаца" style:family="text">
      <style:text-properties style:font-name="Consolas" style:font-name-asian="Consolas" style:font-name-complex="Consolas"/>
    </style:style>
    <style:style style:name="T95" style:parent-style-name="Основнойшрифтабзаца" style:family="text">
      <style:text-properties style:font-name="Consolas" style:font-name-asian="Consolas" style:font-name-complex="Consolas"/>
    </style:style>
    <style:style style:name="T96" style:parent-style-name="Основнойшрифтабзаца" style:family="text">
      <style:text-properties style:font-name="Consolas" style:font-name-asian="Consolas" style:font-name-complex="Consolas"/>
    </style:style>
    <style:style style:name="T97" style:parent-style-name="Основнойшрифтабзаца" style:family="text">
      <style:text-properties style:font-name="Consolas" style:font-name-asian="Consolas" style:font-name-complex="Consolas"/>
    </style:style>
    <style:style style:name="T98" style:parent-style-name="Основнойшрифтабзаца" style:family="text">
      <style:text-properties style:font-name="Consolas" style:font-name-asian="Consolas" style:font-name-complex="Consolas"/>
    </style:style>
    <style:style style:name="T99" style:parent-style-name="Основнойшрифтабзаца" style:family="text">
      <style:text-properties style:font-name="Consolas" style:font-name-asian="Consolas" style:font-name-complex="Consolas"/>
    </style:style>
    <style:style style:name="T100" style:parent-style-name="Основнойшрифтабзаца" style:family="text">
      <style:text-properties style:font-name="Consolas" style:font-name-asian="Consolas" style:font-name-complex="Consolas"/>
    </style:style>
    <style:style style:name="T101" style:parent-style-name="Основнойшрифтабзаца" style:family="text">
      <style:text-properties style:font-name="Consolas" style:font-name-asian="Consolas" style:font-name-complex="Consolas"/>
    </style:style>
    <style:style style:name="T102" style:parent-style-name="Основнойшрифтабзаца" style:family="text">
      <style:text-properties style:font-name="Consolas" style:font-name-asian="Consolas" style:font-name-complex="Consolas"/>
    </style:style>
    <style:style style:name="T103" style:parent-style-name="Основнойшрифтабзаца" style:family="text">
      <style:text-properties style:font-name="Consolas" style:font-name-asian="Consolas" style:font-name-complex="Consolas"/>
    </style:style>
    <style:style style:name="T104" style:parent-style-name="Основнойшрифтабзаца" style:family="text">
      <style:text-properties style:font-name="Consolas" style:font-name-asian="Consolas" style:font-name-complex="Consolas"/>
    </style:style>
    <style:style style:name="T105" style:parent-style-name="Основнойшрифтабзаца" style:family="text">
      <style:text-properties style:font-name="Consolas" style:font-name-asian="Consolas" style:font-name-complex="Consolas"/>
    </style:style>
    <style:style style:name="T106" style:parent-style-name="Основнойшрифтабзаца" style:family="text">
      <style:text-properties style:font-name="Consolas" style:font-name-asian="Consolas" style:font-name-complex="Consolas"/>
    </style:style>
    <style:style style:name="T107" style:parent-style-name="Основнойшрифтабзаца" style:family="text">
      <style:text-properties style:font-name="Consolas" style:font-name-asian="Consolas" style:font-name-complex="Consolas"/>
    </style:style>
    <style:style style:name="T108" style:parent-style-name="Основнойшрифтабзаца" style:family="text">
      <style:text-properties style:font-name="Consolas" style:font-name-asian="Consolas" style:font-name-complex="Consolas"/>
    </style:style>
    <style:style style:name="T109" style:parent-style-name="Основнойшрифтабзаца" style:family="text">
      <style:text-properties style:font-name="Consolas" style:font-name-asian="Consolas" style:font-name-complex="Consolas"/>
    </style:style>
    <style:style style:name="T110" style:parent-style-name="Основнойшрифтабзаца" style:family="text">
      <style:text-properties style:font-name="Consolas" style:font-name-asian="Consolas" style:font-name-complex="Consolas"/>
    </style:style>
    <style:style style:name="T111" style:parent-style-name="Основнойшрифтабзаца" style:family="text">
      <style:text-properties style:font-name="Consolas" style:font-name-asian="Consolas" style:font-name-complex="Consolas"/>
    </style:style>
    <style:style style:name="T112" style:parent-style-name="Основнойшрифтабзаца" style:family="text">
      <style:text-properties style:font-name="Consolas" style:font-name-asian="Consolas" style:font-name-complex="Consolas"/>
    </style:style>
    <style:style style:name="T113" style:parent-style-name="Основнойшрифтабзаца" style:family="text">
      <style:text-properties style:font-name="Consolas" style:font-name-asian="Consolas" style:font-name-complex="Consolas"/>
    </style:style>
    <style:style style:name="T114" style:parent-style-name="Основнойшрифтабзаца" style:family="text">
      <style:text-properties style:font-name="Consolas" style:font-name-asian="Consolas" style:font-name-complex="Consolas"/>
    </style:style>
    <style:style style:name="T115" style:parent-style-name="Основнойшрифтабзаца" style:family="text">
      <style:text-properties style:font-name="Consolas" style:font-name-asian="Consolas" style:font-name-complex="Consolas"/>
    </style:style>
    <style:style style:name="T116" style:parent-style-name="Основнойшрифтабзаца" style:family="text">
      <style:text-properties style:font-name="Consolas" style:font-name-asian="Consolas" style:font-name-complex="Consolas"/>
    </style:style>
    <style:style style:name="T117" style:parent-style-name="Основнойшрифтабзаца" style:family="text">
      <style:text-properties style:font-name="Consolas" style:font-name-asian="Consolas" style:font-name-complex="Consolas"/>
    </style:style>
    <style:style style:name="T118" style:parent-style-name="Основнойшрифтабзаца" style:family="text">
      <style:text-properties style:font-name="Consolas" style:font-name-asian="Consolas" style:font-name-complex="Consolas"/>
    </style:style>
    <style:style style:name="T119" style:parent-style-name="Основнойшрифтабзаца" style:family="text">
      <style:text-properties style:font-name="Consolas" style:font-name-asian="Consolas" style:font-name-complex="Consolas"/>
    </style:style>
    <style:style style:name="T120" style:parent-style-name="Основнойшрифтабзаца" style:family="text">
      <style:text-properties style:font-name="Consolas" style:font-name-asian="Consolas" style:font-name-complex="Consolas"/>
    </style:style>
    <style:style style:name="T121" style:parent-style-name="Основнойшрифтабзаца" style:family="text">
      <style:text-properties style:font-name="Consolas" style:font-name-asian="Consolas" style:font-name-complex="Consolas"/>
    </style:style>
    <style:style style:name="T122" style:parent-style-name="Основнойшрифтабзаца" style:family="text">
      <style:text-properties style:font-name="Consolas" style:font-name-asian="Consolas" style:font-name-complex="Consolas"/>
    </style:style>
    <style:style style:name="T123" style:parent-style-name="Основнойшрифтабзаца" style:family="text">
      <style:text-properties style:font-name="Consolas" style:font-name-asian="Consolas" style:font-name-complex="Consolas"/>
    </style:style>
    <style:style style:name="T124" style:parent-style-name="Основнойшрифтабзаца" style:family="text">
      <style:text-properties style:font-name="Consolas" style:font-name-asian="Consolas" style:font-name-complex="Consolas"/>
    </style:style>
    <style:style style:name="T125" style:parent-style-name="Основнойшрифтабзаца" style:family="text">
      <style:text-properties style:font-name="Consolas" style:font-name-asian="Consolas" style:font-name-complex="Consolas"/>
    </style:style>
    <style:style style:name="T126" style:parent-style-name="Основнойшрифтабзаца" style:family="text">
      <style:text-properties style:font-name="Consolas" style:font-name-asian="Consolas" style:font-name-complex="Consolas"/>
    </style:style>
    <style:style style:name="T127" style:parent-style-name="Основнойшрифтабзаца" style:family="text">
      <style:text-properties style:font-name="Consolas" style:font-name-asian="Consolas" style:font-name-complex="Consolas"/>
    </style:style>
    <style:style style:name="T128" style:parent-style-name="Основнойшрифтабзаца" style:family="text">
      <style:text-properties style:font-name="Consolas" style:font-name-asian="Consolas" style:font-name-complex="Consolas"/>
    </style:style>
    <style:style style:name="T129" style:parent-style-name="Основнойшрифтабзаца" style:family="text">
      <style:text-properties style:font-name="Consolas" style:font-name-asian="Consolas" style:font-name-complex="Consolas"/>
    </style:style>
    <style:style style:name="T130" style:parent-style-name="Основнойшрифтабзаца" style:family="text">
      <style:text-properties style:font-name="Consolas" style:font-name-asian="Consolas" style:font-name-complex="Consolas"/>
    </style:style>
    <style:style style:name="T131" style:parent-style-name="Основнойшрифтабзаца" style:family="text">
      <style:text-properties style:font-name="Consolas" style:font-name-asian="Consolas" style:font-name-complex="Consolas"/>
    </style:style>
    <style:style style:name="T132" style:parent-style-name="Основнойшрифтабзаца" style:family="text">
      <style:text-properties style:font-name="Consolas" style:font-name-asian="Consolas" style:font-name-complex="Consolas"/>
    </style:style>
    <style:style style:name="T133" style:parent-style-name="Основнойшрифтабзаца" style:family="text">
      <style:text-properties style:font-name="Consolas" style:font-name-asian="Consolas" style:font-name-complex="Consolas"/>
    </style:style>
    <style:style style:name="T134" style:parent-style-name="Основнойшрифтабзаца" style:family="text">
      <style:text-properties style:font-name="Consolas" style:font-name-asian="Consolas" style:font-name-complex="Consolas"/>
    </style:style>
    <style:style style:name="T135" style:parent-style-name="Основнойшрифтабзаца" style:family="text">
      <style:text-properties style:font-name="Consolas" style:font-name-asian="Consolas" style:font-name-complex="Consolas"/>
    </style:style>
    <style:style style:name="T136" style:parent-style-name="Основнойшрифтабзаца" style:family="text">
      <style:text-properties style:font-name="Consolas" style:font-name-asian="Consolas" style:font-name-complex="Consolas"/>
    </style:style>
    <style:style style:name="T137" style:parent-style-name="Основнойшрифтабзаца" style:family="text">
      <style:text-properties style:font-name="Consolas" style:font-name-asian="Consolas" style:font-name-complex="Consolas"/>
    </style:style>
    <style:style style:name="T138" style:parent-style-name="Основнойшрифтабзаца" style:family="text">
      <style:text-properties style:font-name="Consolas" style:font-name-asian="Consolas" style:font-name-complex="Consolas"/>
    </style:style>
    <style:style style:name="P139" style:parent-style-name="Обычный" style:family="paragraph">
      <style:paragraph-properties fo:text-align="justify" fo:margin-top="0.2083in" fo:margin-bottom="0.2083in"/>
    </style:style>
    <style:style style:name="T140" style:parent-style-name="Основнойшрифтабзаца" style:family="text">
      <style:text-properties style:font-name="Consolas" style:font-name-asian="Consolas" style:font-name-complex="Consolas"/>
    </style:style>
    <style:style style:name="T141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42" style:parent-style-name="Основнойшрифтабзаца" style:family="text">
      <style:text-properties style:font-name="Consolas" style:font-name-asian="Consolas" style:font-name-complex="Consolas"/>
    </style:style>
    <style:style style:name="T143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44" style:parent-style-name="Основнойшрифтабзаца" style:family="text">
      <style:text-properties style:font-name="Consolas" style:font-name-asian="Consolas" style:font-name-complex="Consolas"/>
    </style:style>
    <style:style style:name="P145" style:parent-style-name="Обычный" style:family="paragraph">
      <style:paragraph-properties fo:text-align="justify" fo:margin-top="0.2083in" fo:margin-bottom="0.208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6" style:parent-style-name="Абзацсписка" style:family="paragraph">
      <style:paragraph-properties fo:text-align="justify" fo:margin-top="0.2083in" fo:margin-bottom="0.208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7" style:parent-style-name="Абзацсписка" style:family="paragraph">
      <style:paragraph-properties fo:text-align="justify" fo:margin-top="0.2083in" fo:margin-bottom="0.208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8" style:parent-style-name="Абзацсписка" style:family="paragraph">
      <style:paragraph-properties fo:text-align="justify" fo:margin-top="0.2083in" fo:margin-bottom="0.208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9" style:parent-style-name="Абзацсписка" style:family="paragraph">
      <style:paragraph-properties fo:text-align="justify" fo:margin-top="0.2083in" fo:margin-bottom="0.2083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50" style:parent-style-name="Абзацсписка" style:family="paragraph">
      <style:paragraph-properties fo:text-align="justify" fo:margin-top="0.2083in" fo:margin-bottom="0.2083in"/>
    </style:style>
    <style:style style:name="P151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2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3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4" style:parent-style-name="Обычный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5" style:parent-style-name="Обычный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6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7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8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ИСХОДНЫЙ КОД</text:span></text:p>
      <text:p text:style-name="P3"><text:span text:style-name="T4">Модули:</text:span></text:p>
      <text:p text:style-name="P5"><text:span text:style-name="T6">image_processor</text:span></text:p>
      <text:p text:style-name="P7">import os from PIL import Image import datetime</text:p>
      <text:p text:style-name="P8">def get_info(path): """Получить информацию об изображении""" try: if not os.path.exists(path): return "Файл не найден"</text:p>
      <text:p text:style-name="P9"><text:span text:style-name="T10"><text:s text:c="3"/>img = Image.open(path)</text:span><text:line-break/><text:span text:style-name="T11"><text:s text:c="4"/>width, height = img.size</text:span><text:line-break/><text:span text:style-name="T12"><text:s text:c="4"/></text:span><text:line-break/><text:span text:style-name="T13"><text:s text:c="4"/>size = os.path.getsize(path)</text:span><text:line-break/><text:span text:style-name="T14"><text:s text:c="4"/>if size &lt; 1024*1024:</text:span><text:line-break/><text:span text:style-name="T15"><text:s text:c="8"/>size_text = f"{size/1024:.1f} KB"</text:span><text:line-break/><text:span text:style-name="T16"><text:s text:c="4"/>else:</text:span><text:line-break/><text:span text:style-name="T17"><text:s text:c="8"/>size_text = f"{size/(1024*1024):.1f} MB"</text:span><text:line-break/><text:span text:style-name="T18"><text:s text:c="4"/></text:span><text:line-break/><text:span text:style-name="T19"><text:s text:c="4"/>create_time = os.path.getctime(path)</text:span><text:line-break/><text:span text:style-name="T20"><text:s text:c="4"/>create_date = datetime.datetime.fromtimestamp(create_time)</text:span><text:line-break/><text:span text:style-name="T21"><text:s text:c="4"/>date_text = create_date.strftime("%Y-%m-%d %H:%M")</text:span><text:line-break/><text:span text:style-name="T22"><text:s text:c="4"/></text:span><text:line-break/><text:span text:style-name="T23"><text:s text:c="4"/>info = f"""</text:span><text:line-break/><text:span text:style-name="T24"><text:s/></text:span></text:p>
      <text:p text:style-name="P25">Файл: {os.path.basename(path)} Размер: {width} x {height} Вес: {size_text} Формат: {img.format} Дата создания: {date_text} """ img.close() return info</text:p>
      <text:p text:style-name="P26"><text:span text:style-name="T27">except Exception as e:</text:span><text:line-break/><text:span text:style-name="T28"><text:s text:c="4"/>return f"Ошибка: {e}"</text:span><text:line-break/><text:span text:style-name="T29"><text:s/></text:span></text:p>
      <text:p text:style-name="P30">def rename_file(path, new_name): """Переименовать файл""" try: if not os.path.exists(path): return "Файл не найден"</text:p>
      <text:p text:style-name="P31"><text:span text:style-name="T32"><text:s text:c="3"/>ext = os.path.splitext(path)[1]</text:span><text:line-break/><text:span text:style-name="T33"><text:s text:c="4"/>folder = os.path.dirname(path)</text:span><text:line-break/><text:span text:style-name="T34"><text:s text:c="4"/></text:span><text:line-break/><text:span text:style-name="T35"><text:s text:c="4"/>new_path = os.path.join(folder, new_name + ext)</text:span><text:line-break/><text:span text:style-name="T36"><text:s text:c="4"/></text:span><text:line-break/><text:span text:style-name="T37"><text:s text:c="4"/>os.rename(path, new_path)</text:span><text:line-break/><text:span text:style-name="T38"><text:s text:c="4"/>return f"Переименован в: {new_name + ext}"</text:span><text:line-break/><text:span text:style-name="T39"><text:s text:c="4"/></text:span><text:line-break/><text:span text:style-name="T40">except Exception as e:</text:span><text:line-break/><text:span text:style-name="T41"><text:s text:c="4"/>return f"Ошибка: {e}"</text:span><text:line-break/><text:span text:style-name="T42"><text:s/></text:span></text:p>
      <text:p text:style-name="P43"><text:span text:style-name="T44">if<text:s/></text:span><text:span text:style-name="T45">name</text:span><text:span text:style-name="T46"><text:s/>== "</text:span><text:span text:style-name="T47">main</text:span><text:span text:style-name="T48">": while True: print("\n1 - Информация о файле") print("2 - Переименовать файл") print("3 - Выход")</text:span></text:p>
      <text:p text:style-name="P49"><text:span text:style-name="T50"><text:s text:c="3"/>choice = input("Выберите: ")</text:span><text:line-break/><text:span text:style-name="T51"><text:s text:c="4"/></text:span><text:line-break/><text:span text:style-name="T52"><text:s text:c="4"/>if choice == "1":</text:span><text:line-break/><text:span text:style-name="T53"><text:s text:c="8"/>path = input("Путь к файлу: ")</text:span><text:line-break/><text:span text:style-name="T54"><text:s text:c="8"/>print(get_info(path))</text:span><text:line-break/><text:span text:style-name="T55"><text:s text:c="8"/></text:span><text:line-break/><text:span text:style-name="T56"><text:s text:c="4"/>elif choice == "2":</text:span><text:line-break/><text:span text:style-name="T57"><text:s text:c="8"/>path = input("Путь к файлу: ")</text:span><text:line-break/><text:span text:style-name="T58"><text:s text:c="8"/>new_name = input("Новое имя: ")</text:span><text:line-break/><text:span text:style-name="T59"><text:s text:c="8"/>print(rename_file(path, new_name))</text:span><text:line-break/><text:span text:style-name="T60"><text:s text:c="8"/></text:span><text:line-break/><text:span text:style-name="T61"><text:s text:c="4"/>elif choice == "3":</text:span><text:line-break/><text:span text:style-name="T62"><text:s text:c="8"/>break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<text:span text:style-name="T71">User_interface</text:span></text:p>
      <text:p text:style-name="P72">import json import os from datetime import datetime from image_processor import get_info, rename_file</text:p>
      <text:p text:style-name="P73"><text:span text:style-name="T74">class user_interfaceUI: def<text:s/></text:span><text:span text:style-name="T75">init</text:span><text:span text:style-name="T76">(self): self.history = [] self.load_history()</text:span></text:p>
      <text:p text:style-name="P77"><text:span text:style-name="T78">def load_history(self):</text:span><text:line-break/><text:span text:style-name="T79"><text:s text:c="4"/>"""Загрузить историю"""</text:span><text:line-break/><text:span text:style-name="T80"><text:s text:c="4"/>if os.path.exists("history.json"):</text:span><text:line-break/><text:span text:style-name="T81"><text:s text:c="8"/>with open("history.json", "r") as f:</text:span><text:line-break/><text:span text:style-name="T82"><text:s text:c="12"/>self.history = json.load(f)</text:span><text:line-break/><text:line-break/><text:span text:style-name="T83">def save_history(self):</text:span><text:line-break/><text:span text:style-name="T84"><text:s text:c="4"/>"""Сохранить историю"""</text:span><text:line-break/><text:span text:style-name="T85"><text:s text:c="4"/>with open("history.json", "w") as f:</text:span><text:line-break/><text:span text:style-name="T86"><text:s text:c="8"/>json.dump(self.history, f)</text:span><text:line-break/><text:line-break/><text:span text:style-name="T87">def add_to_history(self, action, file_path):</text:span><text:line-break/><text:span text:style-name="T88"><text:s text:c="4"/>"""Добавить в историю"""</text:span><text:line-break/><text:span text:style-name="T89"><text:s text:c="4"/>record = {</text:span><text:line-break/><text:span text:style-name="T90"><text:s text:c="8"/>"date": datetime.now().strftime("%Y-%m-%d %H:%M"),</text:span><text:line-break/><text:span text:style-name="T91"><text:s text:c="8"/>"action": action,</text:span><text:line-break/><text:span text:style-name="T92"><text:s text:c="8"/>"file": os.path.basename(file_path)</text:span><text:line-break/><text:span text:style-name="T93"><text:s text:c="4"/>}</text:span><text:line-break/><text:span text:style-name="T94"><text:s text:c="4"/>self.history.append(record)</text:span><text:line-break/><text:span text:style-name="T95"><text:s text:c="4"/>self.save_history()</text:span><text:line-break/><text:line-break/><text:span text:style-name="T96">def show_info(self):</text:span><text:line-break/><text:span text:style-name="T97"><text:s text:c="4"/>"""Показать информацию о файле"""</text:span><text:line-break/><text:span text:style-name="T98"><text:s text:c="4"/>path = input("Путь к файлу: ")</text:span><text:line-break/><text:span text:style-name="T99"><text:s text:c="4"/>result = get_info(path)</text:span><text:line-break/><text:span text:style-name="T100"><text:s text:c="4"/>print(result)</text:span><text:line-break/><text:span text:style-name="T101"><text:s text:c="4"/>if "Ошибка" not in result:</text:span><text:line-break/><text:span text:style-name="T102"><text:s text:c="8"/>self.add_to_history("info", path)</text:span><text:line-break/><text:line-break/><text:span text:style-name="T103">def rename_image(self):</text:span><text:line-break/><text:span text:style-name="T104"><text:s text:c="4"/>"""Переименовать файл"""</text:span><text:line-break/><text:span text:style-name="T105"><text:s text:c="4"/>path = input("Путь к файлу: ")</text:span><text:line-break/><text:span text:style-name="T106"><text:s text:c="4"/>new_name = input("Новое имя: ")</text:span><text:line-break/><text:span text:style-name="T107"><text:s text:c="4"/>result = rename_file(path, new_name)</text:span><text:line-break/><text:span text:style-name="T108"><text:s text:c="4"/>print(result)</text:span><text:line-break/><text:span text:style-name="T109"><text:s text:c="4"/>if "Переименован" in result:</text:span><text:line-break/><text:span text:style-name="T110"><text:s text:c="8"/>self.add_to_history("rename", path)</text:span><text:line-break/><text:line-break/><text:span text:style-name="T111">def show_history(self):</text:span><text:line-break/><text:span text:style-name="T112"><text:s text:c="4"/>"""Показать историю"""</text:span><text:line-break/><text:span text:style-name="T113"><text:s text:c="4"/>if not self.history:</text:span><text:line-break/><text:span text:style-name="T114"><text:s text:c="8"/>print("История пуста")</text:span><text:line-break/><text:span text:style-name="T115"><text:s text:c="8"/>return</text:span><text:line-break/><text:span text:style-name="T116"><text:s text:c="8"/></text:span><text:line-break/><text:span text:style-name="T117"><text:s text:c="4"/>for i, item in enumerate(self.history, 1):</text:span><text:line-break/><text:span text:style-name="T118"><text:s text:c="8"/>print(f"{i}. {item['date']} - {item['action']} - {item['file']}")</text:span><text:line-break/><text:line-break/><text:span text:style-name="T119">def run(self):</text:span><text:line-break/><text:span text:style-name="T120"><text:s text:c="4"/>"""Запустить программу"""</text:span><text:line-break/><text:span text:style-name="T121"><text:s text:c="4"/>while True:</text:span><text:line-break/><text:span text:style-name="T122"><text:s text:c="8"/>print("\n=== ПРОГРАММА ===")</text:span><text:line-break/><text:span text:style-name="T123"><text:s text:c="8"/>print("1 - Информация о файле")</text:span><text:line-break/><text:span text:style-name="T124"><text:s text:c="8"/>print("2 - Переименовать файл")</text:span><text:line-break/><text:span text:style-name="T125"><text:s text:c="8"/>print("3 - История")</text:span><text:line-break/><text:span text:style-name="T126"><text:s text:c="8"/>print("4 - Выход")</text:span><text:line-break/><text:span text:style-name="T127"><text:s text:c="8"/></text:span><text:line-break/><text:span text:style-name="T128"><text:s text:c="8"/>choice = input("Выберите: ")</text:span><text:line-break/><text:span text:style-name="T129"><text:s text:c="8"/></text:span><text:line-break/><text:span text:style-name="T130"><text:s text:c="8"/>if choice == "1":</text:span><text:line-break/><text:span text:style-name="T131"><text:s text:c="12"/>self.show_info()</text:span><text:line-break/><text:span text:style-name="T132"><text:s text:c="8"/>elif choice == "2":</text:span><text:line-break/><text:span text:style-name="T133"><text:s text:c="12"/>self.rename_image()</text:span><text:line-break/><text:span text:style-name="T134"><text:s text:c="8"/>elif choice == "3":</text:span><text:line-break/><text:span text:style-name="T135"><text:s text:c="12"/>self.show_history()</text:span><text:line-break/><text:span text:style-name="T136"><text:s text:c="8"/>elif choice == "4":</text:span><text:line-break/><text:span text:style-name="T137"><text:s text:c="12"/>break</text:span><text:line-break/><text:span text:style-name="T138"><text:s/></text:span></text:p>
      <text:p text:style-name="P139"><text:span text:style-name="T140">if<text:s/></text:span><text:span text:style-name="T141">name</text:span><text:span text:style-name="T142"><text:s/>== "</text:span><text:span text:style-name="T143">main</text:span><text:span text:style-name="T144">": ui = user_interfaceUI() ui.run()</text:span></text:p>
      <text:p text:style-name="P145">Примечания:</text:p>
      <text:list text:style-name="LFO2" text:continue-numbering="true">
        <text:list-item>
          <text:p text:style-name="P146">Для работы модулей вам необходимо установить Python для начала, если установлен, установить библиотеку<text:s/>Pillow: <text:s/>команда для установки - pip install Pillow</text:p>
        </text:list-item>
        <text:list-item>
          <text:p text:style-name="P147">Оба модуля должны быть в одной папке (изображение тоже)</text:p>
        </text:list-item>
        <text:list-item>
          <text:p text:style-name="P148">Программа спрашивает путь к файлу (изображению), которое нужно обработать.</text:p>
        </text:list-item>
        <text:list-item>
          <text:p text:style-name="P149">Результат сохраняется в файлы image_history and history.</text:p>
        </text:list-item>
      </text:list>
      <text:p text:style-name="P150"><text:line-break/>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Безинтервала" style:display-name="Без интервала" style:family="paragraph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gin66612@yandex.com</meta:initial-creator>
    <dc:creator>login66612@yandex.com</dc:creator>
    <meta:creation-date>2025-11-12T14:11:00Z</meta:creation-date>
    <dc:date>2025-11-12T14:11:00Z</dc:date>
    <meta:template xlink:href="Normal.dotm" xlink:type="simple"/>
    <meta:editing-cycles>1</meta:editing-cycles>
    <meta:editing-duration>PT0S</meta:editing-duration>
    <meta:document-statistic meta:page-count="1" meta:paragraph-count="8" meta:word-count="609" meta:character-count="4077" meta:row-count="28" meta:non-whitespace-character-count="3476"/>
  </office:meta>
</office:document-meta>
</file>